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Calibri1" svg:font-family="Calibri"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Times New Roman" svg:font-family="'Times New Roman'" style:font-family-generic="swiss" style:font-pitch="variable"/>
  </office:font-face-decls>
  <office:automatic-styles>
    <style:style style:name="P1" style:family="paragraph" style:parent-style-name="List_20_Paragraph">
      <style:paragraph-properties fo:margin-left="1.251cm" fo:margin-right="0cm" fo:text-indent="0cm" style:auto-text-indent="false">
        <style:tab-stops/>
      </style:paragraph-properties>
    </style:style>
    <style:style style:name="P2" style:family="paragraph" style:parent-style-name="Normal">
      <style:text-properties officeooo:paragraph-rsid="001cd83d"/>
    </style:style>
    <style:style style:name="P3" style:family="paragraph" style:parent-style-name="Normal">
      <style:text-properties officeooo:rsid="001cd83d" officeooo:paragraph-rsid="001cd83d"/>
    </style:style>
    <style:style style:name="P4" style:family="paragraph" style:parent-style-name="Normal">
      <style:text-properties fo:color="#000000" style:text-underline-style="none" officeooo:rsid="0024de51" officeooo:paragraph-rsid="0024de51"/>
    </style:style>
    <style:style style:name="P5" style:family="paragraph" style:parent-style-name="Normal">
      <style:text-properties fo:color="#000000" style:text-underline-style="none" officeooo:rsid="002959da" officeooo:paragraph-rsid="002959da"/>
    </style:style>
    <style:style style:name="P6" style:family="paragraph" style:parent-style-name="Normal">
      <style:text-properties fo:font-variant="normal" fo:text-transform="none" fo:color="#222222" style:font-name="Arial" fo:font-size="9.75pt" fo:letter-spacing="normal" fo:font-style="normal" style:text-underline-style="none" fo:font-weight="normal" officeooo:rsid="002ee32f" officeooo:paragraph-rsid="002ee32f"/>
    </style:style>
    <style:style style:name="P7" style:family="paragraph" style:parent-style-name="Normal">
      <style:text-properties fo:font-variant="normal" fo:text-transform="none" fo:color="#222222" style:font-name="Arial" fo:font-size="9.75pt" fo:letter-spacing="normal" fo:font-style="normal" style:text-underline-style="none" fo:font-weight="normal" officeooo:rsid="002959da" officeooo:paragraph-rsid="002959da"/>
    </style:style>
    <style:style style:name="P8" style:family="paragraph" style:parent-style-name="Normal">
      <style:text-properties fo:font-variant="normal" fo:text-transform="none" fo:color="#222222" style:font-name="Arial" fo:font-size="9.75pt" fo:letter-spacing="normal" fo:font-style="normal" style:text-underline-style="none" fo:font-weight="normal" officeooo:rsid="00317876" officeooo:paragraph-rsid="00317876"/>
    </style:style>
    <style:style style:name="P9" style:family="paragraph" style:parent-style-name="List_20_Paragraph" style:list-style-name="L8"/>
    <style:style style:name="P10" style:family="paragraph" style:parent-style-name="List_20_Paragraph" style:list-style-name="L9"/>
    <style:style style:name="P11" style:family="paragraph" style:parent-style-name="List_20_Paragraph" style:list-style-name="L10"/>
    <style:style style:name="P12" style:family="paragraph" style:parent-style-name="List_20_Paragraph" style:list-style-name="L11"/>
    <style:style style:name="P13" style:family="paragraph" style:parent-style-name="List_20_Paragraph" style:list-style-name="L12"/>
    <style:style style:name="P14" style:family="paragraph" style:parent-style-name="List_20_Paragraph" style:list-style-name="L13"/>
    <style:style style:name="P15" style:family="paragraph" style:parent-style-name="List_20_Paragraph" style:list-style-name="L14"/>
    <style:style style:name="P16" style:family="paragraph" style:parent-style-name="List_20_Paragraph" style:list-style-name="L16"/>
    <style:style style:name="P17" style:family="paragraph" style:parent-style-name="List_20_Paragraph" style:list-style-name="L15">
      <style:paragraph-properties fo:margin-left="2.752cm" fo:margin-right="0cm" fo:text-indent="0cm" style:auto-text-indent="false">
        <style:tab-stops/>
      </style:paragraph-properties>
    </style:style>
    <style:style style:name="P18" style:family="paragraph" style:parent-style-name="Normal" style:list-style-name="L1">
      <style:text-properties fo:font-variant="normal" fo:text-transform="none" fo:color="#222222" style:font-name="Arial" fo:font-size="9.75pt" fo:letter-spacing="normal" fo:font-style="normal" style:text-underline-style="none" fo:font-weight="normal" officeooo:rsid="00317876" officeooo:paragraph-rsid="00317876"/>
    </style:style>
    <style:style style:name="P19" style:family="paragraph" style:parent-style-name="Normal">
      <style:text-properties fo:font-variant="normal" fo:text-transform="none" fo:color="#222222" style:font-name="Arial" fo:font-size="9.75pt" fo:letter-spacing="normal" fo:font-style="normal" style:text-underline-style="none" fo:font-weight="normal" officeooo:rsid="00317876" officeooo:paragraph-rsid="00317876"/>
    </style:style>
    <style:style style:name="P20" style:family="paragraph" style:parent-style-name="Normal" style:list-style-name="L1">
      <style:text-properties fo:font-variant="normal" fo:text-transform="none" fo:color="#222222" style:font-name="Arial" fo:font-size="9.75pt" fo:letter-spacing="normal" fo:font-style="normal" style:text-underline-style="none" fo:font-weight="normal" officeooo:rsid="00347f43" officeooo:paragraph-rsid="00347f43"/>
    </style:style>
    <style:style style:name="P21" style:family="paragraph" style:parent-style-name="Normal" style:list-style-name="L2">
      <style:text-properties fo:font-variant="normal" fo:text-transform="none" fo:color="#222222" style:font-name="Arial" fo:font-size="9.75pt" fo:letter-spacing="normal" fo:font-style="normal" style:text-underline-style="none" fo:font-weight="normal" officeooo:rsid="002ee32f" officeooo:paragraph-rsid="002ee32f"/>
    </style:style>
    <style:style style:name="P22" style:family="paragraph" style:parent-style-name="Normal" style:list-style-name="L2">
      <style:text-properties fo:font-variant="normal" fo:text-transform="none" fo:color="#222222" style:font-name="Arial" fo:font-size="9.75pt" fo:letter-spacing="normal" fo:font-style="normal" style:text-underline-style="none" fo:font-weight="normal" officeooo:rsid="002f3427" officeooo:paragraph-rsid="002f3427"/>
    </style:style>
    <style:style style:name="P23" style:family="paragraph" style:parent-style-name="Normal">
      <style:text-properties fo:font-variant="normal" fo:text-transform="none" fo:color="#222222" style:font-name="Arial" fo:font-size="9.75pt" fo:letter-spacing="normal" fo:font-style="normal" style:text-underline-style="none" fo:font-weight="normal" officeooo:rsid="0035a122" officeooo:paragraph-rsid="0035a122"/>
    </style:style>
    <style:style style:name="P24" style:family="paragraph" style:parent-style-name="Normal" style:list-style-name="L17">
      <style:text-properties fo:font-variant="normal" fo:text-transform="none" fo:color="#222222" style:font-name="Arial" fo:font-size="9.75pt" fo:letter-spacing="normal" fo:font-style="normal" style:text-underline-style="none" fo:font-weight="normal" officeooo:rsid="0035a122" officeooo:paragraph-rsid="0035a122"/>
    </style:style>
    <style:style style:name="P25" style:family="paragraph" style:parent-style-name="Normal" style:list-style-name="L2">
      <style:text-properties fo:color="#000000" style:text-underline-style="none" officeooo:rsid="002ee32f" officeooo:paragraph-rsid="002ee32f"/>
    </style:style>
    <style:style style:name="P26" style:family="paragraph" style:parent-style-name="Normal" style:list-style-name="L3">
      <style:text-properties fo:color="#000000" style:text-underline-style="none" officeooo:rsid="002959da" officeooo:paragraph-rsid="002959da"/>
    </style:style>
    <style:style style:name="P27" style:family="paragraph" style:parent-style-name="Normal" style:list-style-name="L4">
      <style:text-properties fo:color="#000000" style:text-underline-style="none" officeooo:rsid="002959da" officeooo:paragraph-rsid="002959da"/>
    </style:style>
    <style:style style:name="P28" style:family="paragraph" style:parent-style-name="Normal" style:list-style-name="L4">
      <style:text-properties fo:color="#000000" style:text-underline-style="none" officeooo:rsid="0029649c" officeooo:paragraph-rsid="0029649c"/>
    </style:style>
    <style:style style:name="P29" style:family="paragraph" style:parent-style-name="Normal" style:list-style-name="L5">
      <style:text-properties fo:color="#000000" style:text-underline-style="none" officeooo:rsid="0027649f" officeooo:paragraph-rsid="0027649f"/>
    </style:style>
    <style:style style:name="P30" style:family="paragraph" style:parent-style-name="Normal" style:list-style-name="L5">
      <style:text-properties fo:color="#000000" style:text-underline-style="none" officeooo:rsid="0024de51" officeooo:paragraph-rsid="0024de51"/>
    </style:style>
    <style:style style:name="P31" style:family="paragraph" style:parent-style-name="Normal" style:list-style-name="L5">
      <style:text-properties fo:color="#000000" style:text-underline-style="none" officeooo:rsid="002694db" officeooo:paragraph-rsid="002694db"/>
    </style:style>
    <style:style style:name="P32" style:family="paragraph" style:parent-style-name="Normal" style:list-style-name="L6">
      <style:text-properties fo:color="#000000" style:text-underline-style="none" officeooo:rsid="0020e496" officeooo:paragraph-rsid="0020e496"/>
    </style:style>
    <style:style style:name="P33" style:family="paragraph" style:parent-style-name="Normal" style:list-style-name="L3">
      <style:text-properties officeooo:paragraph-rsid="002959da"/>
    </style:style>
    <style:style style:name="P34" style:family="paragraph" style:parent-style-name="Normal" style:list-style-name="L4">
      <style:text-properties officeooo:paragraph-rsid="0029649c"/>
    </style:style>
    <style:style style:name="P35" style:family="paragraph" style:parent-style-name="Normal" style:list-style-name="L4">
      <style:text-properties officeooo:paragraph-rsid="002a2833"/>
    </style:style>
    <style:style style:name="P36" style:family="paragraph" style:parent-style-name="Normal" style:list-style-name="L4">
      <style:text-properties officeooo:paragraph-rsid="002a74de"/>
    </style:style>
    <style:style style:name="P37" style:family="paragraph" style:parent-style-name="Normal" style:list-style-name="L5">
      <style:text-properties officeooo:rsid="002694db" officeooo:paragraph-rsid="002694db"/>
    </style:style>
    <style:style style:name="P38" style:family="paragraph" style:parent-style-name="Normal" style:list-style-name="L6">
      <style:text-properties officeooo:paragraph-rsid="00223e46"/>
    </style:style>
    <style:style style:name="P39" style:family="paragraph" style:parent-style-name="Normal" style:list-style-name="L6">
      <style:text-properties officeooo:paragraph-rsid="0022e655"/>
    </style:style>
    <style:style style:name="P40" style:family="paragraph" style:parent-style-name="Normal" style:list-style-name="L7">
      <style:text-properties officeooo:rsid="001cd83d" officeooo:paragraph-rsid="001cd83d"/>
    </style:style>
    <style:style style:name="P41" style:family="paragraph" style:parent-style-name="Normal" style:list-style-name="L7">
      <style:text-properties officeooo:rsid="001e34d6" officeooo:paragraph-rsid="001e34d6"/>
    </style:style>
    <style:style style:name="P42" style:family="paragraph" style:parent-style-name="Normal" style:list-style-name="L7">
      <style:text-properties officeooo:rsid="001f5ebc" officeooo:paragraph-rsid="001f5ebc"/>
    </style:style>
    <style:style style:name="P43" style:family="paragraph" style:parent-style-name="Normal" style:list-style-name="L17">
      <style:text-properties officeooo:paragraph-rsid="0035a122"/>
    </style:style>
    <style:style style:name="P44" style:family="paragraph" style:parent-style-name="Normal" style:list-style-name="L17">
      <style:text-properties officeooo:paragraph-rsid="003664e3"/>
    </style:style>
    <style:style style:name="P45" style:family="paragraph" style:parent-style-name="Normal" style:list-style-name="L17">
      <style:text-properties officeooo:paragraph-rsid="0036a30a"/>
    </style:style>
    <style:style style:name="P46" style:family="paragraph" style:parent-style-name="Normal" style:list-style-name="L17">
      <style:text-properties officeooo:rsid="0035a122" officeooo:paragraph-rsid="0035a122"/>
    </style:style>
    <style:style style:name="P47" style:family="paragraph" style:parent-style-name="Normal" style:list-style-name="L17">
      <style:text-properties officeooo:rsid="003664e3" officeooo:paragraph-rsid="003664e3"/>
    </style:style>
    <style:style style:name="P48" style:family="paragraph" style:parent-style-name="Normal" style:list-style-name="L17">
      <style:text-properties officeooo:rsid="0036a30a" officeooo:paragraph-rsid="0036a30a"/>
    </style:style>
    <style:style style:name="T1" style:family="text">
      <style:text-properties fo:color="#000000" style:font-name="Calibri" fo:language="en" fo:country="GB" style:text-underline-style="none" style:language-asian="en" style:country-asian="US" style:font-name-complex="Calibri1" style:language-complex="ar" style:country-complex="SA"/>
    </style:style>
    <style:style style:name="T2" style:family="text">
      <style:text-properties fo:color="#000000" style:font-name="Calibri" fo:language="en" fo:country="GB" style:text-underline-style="none" officeooo:rsid="0022e655" style:language-asian="en" style:country-asian="US" style:font-name-complex="Calibri1" style:language-complex="ar" style:country-complex="SA"/>
    </style:style>
    <style:style style:name="T3" style:family="text">
      <style:text-properties fo:color="#000000" style:font-name="Calibri" fo:language="en" fo:country="GB" style:text-underline-style="none" officeooo:rsid="0029649c" style:language-asian="en" style:country-asian="US" style:font-name-complex="Calibri1" style:language-complex="ar" style:country-complex="SA"/>
    </style:style>
    <style:style style:name="T4" style:family="text">
      <style:text-properties fo:color="#000000" style:font-name="Calibri" fo:language="en" fo:country="GB" style:text-underline-style="none" officeooo:rsid="002a2833" style:language-asian="en" style:country-asian="US" style:font-name-complex="Calibri1" style:language-complex="ar" style:country-complex="SA"/>
    </style:style>
    <style:style style:name="T5" style:family="text">
      <style:text-properties fo:color="#000000" style:font-name="Calibri" fo:language="en" fo:country="GB" style:text-underline-style="none" officeooo:rsid="002a6e7c" style:language-asian="en" style:country-asian="US" style:font-name-complex="Calibri1" style:language-complex="ar" style:country-complex="SA"/>
    </style:style>
    <style:style style:name="T6" style:family="text">
      <style:text-properties fo:color="#000000" style:font-name="Calibri" fo:language="en" fo:country="GB" style:text-underline-style="none" officeooo:rsid="002a74de" style:language-asian="en" style:country-asian="US" style:font-name-complex="Calibri1" style:language-complex="ar" style:country-complex="SA"/>
    </style:style>
    <style:style style:name="T7" style:family="text">
      <style:text-properties fo:color="#000000" style:font-name="Calibri" fo:language="en" fo:country="GB" style:text-underline-style="none" officeooo:rsid="002b1481" style:language-asian="en" style:country-asian="US" style:font-name-complex="Calibri1" style:language-complex="ar" style:country-complex="SA"/>
    </style:style>
    <style:style style:name="T8" style:family="text">
      <style:text-properties fo:color="#000000" style:font-name="Calibri" fo:language="en" fo:country="GB" style:text-underline-style="solid" style:text-underline-width="auto" style:text-underline-color="font-color" officeooo:rsid="002a2833" style:language-asian="en" style:country-asian="US" style:font-name-complex="Calibri1" style:language-complex="ar" style:country-complex="SA"/>
    </style:style>
    <style:style style:name="T9" style:family="text">
      <style:text-properties fo:color="#000000" style:text-underline-style="none"/>
    </style:style>
    <style:style style:name="T10" style:family="text">
      <style:text-properties fo:color="#000000" style:text-underline-style="none" officeooo:rsid="00223e46"/>
    </style:style>
    <style:style style:name="T11" style:family="text">
      <style:text-properties fo:color="#000000" style:text-underline-style="none" officeooo:rsid="001e34d6"/>
    </style:style>
    <style:style style:name="T12" style:family="text">
      <style:text-properties fo:color="#000000" style:text-underline-style="none" officeooo:rsid="001f5ebc"/>
    </style:style>
    <style:style style:name="T13" style:family="text">
      <style:text-properties fo:color="#000000" style:text-underline-style="none" fo:font-weight="bold" style:font-weight-asian="bold" style:font-weight-complex="bold"/>
    </style:style>
    <style:style style:name="T14" style:family="text">
      <style:text-properties fo:color="#000000" style:text-underline-style="none" officeooo:rsid="0027649f"/>
    </style:style>
    <style:style style:name="T15" style:family="text">
      <style:text-properties fo:color="#000000" style:text-underline-style="none" officeooo:rsid="002959da"/>
    </style:style>
    <style:style style:name="T16" style:family="text">
      <style:text-properties fo:color="#000000" fo:language="en" fo:country="US" style:text-underline-style="none"/>
    </style:style>
    <style:style style:name="T17" style:family="text">
      <style:text-properties officeooo:rsid="00223e46"/>
    </style:style>
    <style:style style:name="T18" style:family="text">
      <style:text-properties fo:color="#c9211e" style:font-name="Calibri" fo:language="en" fo:country="GB" style:text-underline-style="none" officeooo:rsid="002a74de" style:language-asian="en" style:country-asian="US" style:font-name-complex="Calibri1" style:language-complex="ar" style:country-complex="SA"/>
    </style:style>
    <style:style style:name="T19" style:family="text">
      <style:text-properties fo:color="#c9211e" style:font-name="Calibri" fo:language="en" fo:country="GB" style:text-underline-style="none" officeooo:rsid="002a6e7c" style:language-asian="en" style:country-asian="US" style:font-name-complex="Calibri1" style:language-complex="ar" style:country-complex="SA"/>
    </style:style>
    <style:style style:name="T20" style:family="text">
      <style:text-properties fo:font-variant="normal" fo:text-transform="none" fo:color="#222222" style:font-name="Arial" fo:font-size="9.75pt" fo:letter-spacing="normal" fo:font-style="normal" fo:font-weight="normal"/>
    </style:style>
    <style:style style:name="T21" style:family="text">
      <style:text-properties fo:font-variant="normal" fo:text-transform="none" fo:color="#222222" style:font-name="Arial" fo:font-size="9.75pt" fo:letter-spacing="normal" fo:font-style="normal" fo:font-weight="normal" officeooo:rsid="002f3427"/>
    </style:style>
    <style:style style:name="T22" style:family="text">
      <style:text-properties fo:font-variant="normal" fo:text-transform="none" fo:color="#222222" style:font-name="Arial" fo:font-size="9.75pt" fo:letter-spacing="normal" fo:font-style="normal" style:text-underline-style="none" fo:font-weight="normal"/>
    </style:style>
    <style:style style:name="T23" style:family="text">
      <style:text-properties fo:font-variant="normal" fo:text-transform="none" fo:color="#222222" style:font-name="Arial" fo:font-size="9.75pt" fo:letter-spacing="normal" fo:font-style="normal" style:text-underline-style="none" fo:font-weight="normal" officeooo:rsid="002959da"/>
    </style:style>
    <style:style style:name="T24" style:family="text">
      <style:text-properties fo:font-variant="normal" fo:text-transform="none" fo:color="#222222" style:font-name="Arial" fo:font-size="9.75pt" fo:letter-spacing="normal" fo:font-style="normal" style:text-underline-style="none" fo:font-weight="normal" officeooo:rsid="0035a122"/>
    </style:style>
    <style:style style:name="T25" style:family="text">
      <style:text-properties fo:font-variant="normal" fo:text-transform="none" fo:color="#222222" style:font-name="Arial" fo:font-size="9.75pt" fo:letter-spacing="normal" fo:font-style="normal" style:text-underline-style="none" fo:font-weight="normal" officeooo:rsid="003664e3"/>
    </style:style>
    <style:style style:name="T26" style:family="text">
      <style:text-properties fo:font-variant="normal" fo:text-transform="none" fo:color="#222222" style:font-name="Arial" fo:font-size="9.75pt" fo:letter-spacing="normal" fo:font-style="normal" style:text-underline-style="none" fo:font-weight="normal" officeooo:rsid="0036a30a"/>
    </style:style>
    <style:style style:name="T27"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upervisions 2022-05-05 and 2022-04-28</text:p>
      <text:list xml:id="list3608175550" text:style-name="L17">
        <text:list-item>
          <text:p text:style-name="P24">Brute-force method</text:p>
          <text:list>
            <text:list-item>
              <text:p text:style-name="P24">Lag needs to match time-scale of features seen in the data.</text:p>
            </text:list-item>
            <text:list-item>
              <text:p text:style-name="P24">Check that the generator is working before training the forecaster. Number of training iterations and the network architecture both need consideration.</text:p>
            </text:list-item>
            <text:list-item>
              <text:p text:style-name="P43"><text:span text:style-name="T24">Test using artificial data generated from known models such as the AR(p). You can then attempt to fit the model using synthesised data and see how close you get to the original parameters. For an AR(p) model you also know that a lag of p should suffice.</text:span></text:p>
            </text:list-item>
            <text:list-item>
              <text:p text:style-name="P47"><text:span text:style-name="T24">O</text:span><text:span text:style-name="T22">wen happy to run experiments on his machine.</text:span></text:p>
            </text:list-item>
            <text:list-item>
              <text:p text:style-name="P48"><text:span text:style-name="T22">Report to DCWW due Friday next week.</text:span></text:p>
            </text:list-item>
          </text:list>
        </text:list-item>
        <text:list-item>
          <text:p text:style-name="P46"><text:span text:style-name="T22">MaWGAN</text:span></text:p>
          <text:list>
            <text:list-item>
              <text:p text:style-name="P44"><text:span text:style-name="T25">Thomas not sure if “Template-Code-Script (2).md” is sufficient for implementing the DCWW documentation style. If not he will have to contact Willow and find out what else is required.<text:line-break/>In future it is important to download material provided by DCWW using MoveIT in a timely fashion.</text:span></text:p>
            </text:list-item>
            <text:list-item>
              <text:p text:style-name="P47"><text:span text:style-name="T22">Code has been improved to allow for a choice of optimiser.</text:span></text:p>
            </text:list-item>
          </text:list>
        </text:list-item>
        <text:list-item>
          <text:p text:style-name="P45"><text:span text:style-name="T26">Synthesis of smooth time-series using Fourier decomposition</text:span></text:p>
          <text:list>
            <text:list-item>
              <text:p text:style-name="P48"><text:span text:style-name="T22">Try choosing a lag and extracting subsequences of that length. Do a Fourier decomposition of each subsequence (spectral representation, i.e. mapping the sequence into Fourier space) then model the Fourier coefficients. That is, build a generator to synthesise a vector of Fourier coefficients which can then be used to construct a sequence in the original space.</text:span></text:p>
            </text:list-item>
          </text:list>
        </text:list-item>
      </text:list>
      <text:p text:style-name="P8"/>
      <text:p text:style-name="P8">Supervision 2022-03-10</text:p>
      <text:list xml:id="list692244355" text:style-name="L1">
        <text:list-item>
          <text:p text:style-name="P18">MiVo metric for time-series GANs: Arnout Bronner Runkler 2021 Evaluation of Generative Adversarial Networks for Time Series Data</text:p>
        </text:list-item>
        <text:list-item>
          <text:p text:style-name="P20">The moving average is a special case of a linear filter. Other examples include Spencer's 15-Point Moving Average and Kolmogorov-Zurbenko (KZ) filters.</text:p>
          <text:list>
            <text:list-item>
              <text:p text:style-name="P20">Iasonos, A., and I. Zurbenko. "The effect of missing data on linear filters." In <text:span text:style-name="T27">Proceedings of the Joint Statistical Meeting; New York</text:span>. 2002.</text:p>
            </text:list-item>
            <text:list-item>
              <text:p text:style-name="P20">Yang, W. and Zurbenko, I., 2010. Kolmogorov–zurbenko filters. Wiley Interdisciplinary Reviews: Computational Statistics, 2(3), pp.340-351.</text:p>
            </text:list-item>
          </text:list>
        </text:list-item>
      </text:list>
      <text:p text:style-name="P6"/>
      <text:p text:style-name="P6">Supervision 2022-03-17; meeting with DCWW 2022-03-18</text:p>
      <text:list xml:id="list2530812986" text:style-name="L2">
        <text:list-item>
          <text:p text:style-name="P25"><text:span text:style-name="T20">Attempt to implement Brute-force time-series approach showed Thomas still has fundamental misunderstanding of how batching works for neural nets, which is </text:span><text:span text:style-name="T21">a </text:span><text:span text:style-name="T20">serious problem.</text:span></text:p>
        </text:list-item>
        <text:list-item>
          <text:p text:style-name="P21">Alternative approach suggested by Thomas looks workable: </text:p>
          <text:list>
            <text:list-item>
              <text:p text:style-name="P21">Use smoothing on time-series data with missing values to get a smoothed series with no missing values</text:p>
            </text:list-item>
            <text:list-item>
              <text:p text:style-name="P21">Apply an off-the-shelf synthesiser to the smoothed data.</text:p>
            </text:list-item>
            <text:list-item>
              <text:p text:style-name="P22">Subtract smoothed series from original data to get “noise” series. Treat this as i.i.d. data and apply MaWGAN</text:p>
            </text:list-item>
            <text:list-item>
              <text:p text:style-name="P22">Add smooth synthesiser and noise synthesiser</text:p>
            </text:list-item>
          </text:list>
        </text:list-item>
        <text:list-item>
          <text:p text:style-name="P22">Agreed with DCWW to focus efforts on Brute-force approach so as to be able to present working code, results of experimental testing, and a draft report by mid-May.</text:p>
        </text:list-item>
        <text:list-item>
          <text:p text:style-name="P22">Thomas to use DCWW code template to document MaWGAN code. Owen to play the role of reviewer for documented code.</text:p>
        </text:list-item>
        <text:list-item>
          <text:p text:style-name="P22"><text:soft-page-break/>Once documented code is ready we will arrange a MaWGAN workshop with DCWW so that Thomas can show them how to use the code, using a previously unseen data set.</text:p>
        </text:list-item>
      </text:list>
      <text:p text:style-name="P7"/>
      <text:p text:style-name="P6">New research of interest:</text:p>
      <text:list xml:id="list3844417341" text:style-name="L3">
        <text:list-item>
          <text:p text:style-name="P33"><text:span text:style-name="T23">Cont, R., Cucuringu, M., Zhang, C. and Xu, R., 2022. Tail-GAN: Nonparametric Scenario Generation for Tail Risk Estimation. </text:span><text:a xlink:type="simple" xlink:href="https://www.youtube.com/watch?v=zqMvYoc5nwU" text:style-name="Internet_20_link" text:visited-style-name="Visited_20_Internet_20_Link"><text:span text:style-name="T15">https://www.youtube.com/watch?v=zqMvYoc5nwU</text:span></text:a></text:p>
        </text:list-item>
        <text:list-item>
          <text:p text:style-name="P26">Ni et al 2021 Sig-Wasserstein GANs for Time Series Generation</text:p>
        </text:list-item>
      </text:list>
      <text:p text:style-name="P5"/>
      <text:p text:style-name="P5">Supervision summary 2022-03-03</text:p>
      <text:list xml:id="list1912827658" text:style-name="L4">
        <text:list-item>
          <text:p text:style-name="P27">MaWGAN simulation experiment using 15 critic training cycles per epoch</text:p>
          <text:list>
            <text:list-item>
              <text:p text:style-name="P28">Initial results show MaWGAN performs better with the extra training cycles, so definitely redo the whole simulation.</text:p>
            </text:list-item>
            <text:list-item>
              <text:p text:style-name="P28">Thomas to apply for more supercomputer time.</text:p>
            </text:list-item>
            <text:list-item>
              <text:p text:style-name="P28">Thomas to adapt code to use multiple GPUs. For an example of how to do this see<text:span text:style-name="T17"> </text:span><text:a xlink:type="simple" xlink:href="https://pytorch.org/tutorials/beginner/blitz/data_parallel_tutorial.html" text:style-name="Internet_20_link" text:visited-style-name="Visited_20_Internet_20_Link"><text:span text:style-name="Internet_20_link"><text:span text:style-name="T1">https://pytorch.org/tutorials/beginner/blitz/data_parallel_tutorial.html</text:span></text:span></text:a></text:p>
            </text:list-item>
          </text:list>
        </text:list-item>
        <text:list-item>
          <text:p text:style-name="P28"><text:span text:style-name="Internet_20_link"><text:span text:style-name="T1">Implementing the conditional distribution MaWGAN</text:span></text:span></text:p>
          <text:list>
            <text:list-item>
              <text:p text:style-name="P34"><text:span text:style-name="Internet_20_link"><text:span text:style-name="T6">Thomas to a</text:span></text:span><text:span text:style-name="Internet_20_link"><text:span text:style-name="T3">im to have some preliminary results next week</text:span></text:span></text:p>
            </text:list-item>
            <text:list-item>
              <text:p text:style-name="P34"><text:span text:style-name="Internet_20_link"><text:span text:style-name="T3">Current code trains a generator and critic on the joint distribution of a subsequence, then re-uses the critic to train the forecaster. Reusing a critic can be problematic if it has been trained to the point where it focusses on fine details rather than the broad picture. If this proves to be the case we can restructure the code so that the generator, critic and forecaster are all trained simultaneously.</text:span></text:span></text:p>
            </text:list-item>
          </text:list>
        </text:list-item>
        <text:list-item>
          <text:p text:style-name="P34"><text:span text:style-name="Internet_20_link"><text:span text:style-name="T3">Modelling time-series using recurrent networks</text:span></text:span></text:p>
          <text:list>
            <text:list-item>
              <text:p text:style-name="P35"><text:span text:style-name="Internet_20_link"><text:span text:style-name="T4">Recurrent networks </text:span></text:span><text:span text:style-name="Internet_20_link"><text:span text:style-name="T6">were </text:span></text:span><text:span text:style-name="Internet_20_link"><text:span text:style-name="T4">developed for forecasting, which focusses on the underlying signal and not the variation about that signal. Data synthesis needs to capture </text:span></text:span><text:span text:style-name="Internet_20_link"><text:span text:style-name="T8">both</text:span></text:span><text:span text:style-name="Internet_20_link"><text:span text:style-name="T4"> the underlying signal and the variation around it.</text:span></text:span></text:p>
            </text:list-item>
            <text:list-item>
              <text:p text:style-name="P35"><text:span text:style-name="Internet_20_link"><text:span text:style-name="T4">The conditional distribution approach seeks to capture signal and noise together. Alternatively you could try and model the signal and noise separately, for example using a recurrent network for the signal and a GAN for the noise.</text:span></text:span></text:p>
            </text:list-item>
            <text:list-item>
              <text:p text:style-name="P36"><text:span text:style-name="Internet_20_link"><text:span text:style-name="T6">Does Time-GAN attempt to model both the signal and the noise about the signal? Need to be clear on this so that you don’t end up repeating what they have already done, </text:span></text:span><text:span text:style-name="Internet_20_link"><text:span text:style-name="T7">or doing it less effectively</text:span></text:span><text:span text:style-name="Internet_20_link"><text:span text:style-name="T6">.</text:span></text:span></text:p>
            </text:list-item>
            <text:list-item>
              <text:p text:style-name="P35"><text:span text:style-name="Internet_20_link"><text:span text:style-name="T4">Note that using a recurrent network to model a time-series is making a restrictive assumption about the dependence structure. Making assumptions about the structure of a time-series is normal, as the dependence is generally hard to capture. The hope is always that the </text:span></text:span><text:span text:style-name="Internet_20_link"><text:span text:style-name="T5">assumptions made</text:span></text:span><text:span text:style-name="Internet_20_link"><text:span text:style-name="T4"> </text:span></text:span><text:span text:style-name="Internet_20_link"><text:span text:style-name="T6">will</text:span></text:span><text:span text:style-name="Internet_20_link"><text:span text:style-name="T4"> not hamper </text:span></text:span><text:span text:style-name="Internet_20_link"><text:span text:style-name="T5">the model’s</text:span></text:span><text:span text:style-name="Internet_20_link"><text:span text:style-name="T4"> predictive performance too much, but will make </text:span></text:span><text:span text:style-name="Internet_20_link"><text:span text:style-name="T5">it</text:span></text:span><text:span text:style-name="Internet_20_link"><text:span text:style-name="T4"> easier to fit.</text:span></text:span></text:p>
            </text:list-item>
            <text:list-item>
              <text:p text:style-name="P36"><text:span text:style-name="Internet_20_link"><text:span text:style-name="T5">Question of how to deal with missing observations remains, noting that we could not see how to </text:span></text:span><text:span text:style-name="Internet_20_link"><text:span text:style-name="T6">use masks</text:span></text:span><text:span text:style-name="Internet_20_link"><text:span text:style-name="T5"> with Time-GAN or </text:span></text:span><text:span text:style-name="Internet_20_link"><text:span text:style-name="T6">with </text:span></text:span><text:span text:style-name="Internet_20_link"><text:span text:style-name="T5">simpler recurrent networks. Imputing the missing observations </text:span></text:span><text:span text:style-name="Internet_20_link"><text:span text:style-name="T6">before</text:span></text:span><text:span text:style-name="Internet_20_link"><text:span text:style-name="T5"> </text:span></text:span><text:span text:style-name="Internet_20_link"><text:span text:style-name="T6">fitting a forecaster (for the </text:span></text:span><text:span text:style-name="Internet_20_link"><text:span text:style-name="T7">signal</text:span></text:span><text:span text:style-name="Internet_20_link"><text:span text:style-name="T6">) plus a GAN</text:span></text:span><text:span text:style-name="Internet_20_link"><text:span text:style-name="T5"> </text:span></text:span><text:span text:style-name="Internet_20_link"><text:span text:style-name="T6">(for the noise) </text:span></text:span><text:span text:style-name="Internet_20_link"><text:span text:style-name="T5">is a possibility. There is a literature on imputation for time-series which you would have to look at if you tried this. In particular imputation is different to forecasting because you have to match the data at both ends of the gap. <text:line-break/></text:span></text:span><text:soft-page-break/><text:span text:style-name="Internet_20_link"><text:span text:style-name="T18">You would have to ask yourself where is the</text:span></text:span><text:span text:style-name="Internet_20_link"><text:span text:style-name="T19"> novelty in </text:span></text:span><text:span text:style-name="Internet_20_link"><text:span text:style-name="T18">this</text:span></text:span><text:span text:style-name="Internet_20_link"><text:span text:style-name="T19"> approach, though it would provide a comparator for the conditional distribution approach.</text:span></text:span></text:p>
            </text:list-item>
          </text:list>
        </text:list-item>
        <text:list-item>
          <text:p text:style-name="P36"><text:span text:style-name="Internet_20_link"><text:span text:style-name="T6">Something we will have to think about is how to measure the performance of a time-series simulator.</text:span></text:span></text:p>
        </text:list-item>
        <text:list-item>
          <text:p text:style-name="P36"><text:span text:style-name="Internet_20_link"><text:span text:style-name="T6">Contact DCWW about a catch-up meeting (</text:span></text:span><text:span text:style-name="Internet_20_link"><text:span text:style-name="T18">third week this has been on the to-do list</text:span></text:span><text:span text:style-name="Internet_20_link"><text:span text:style-name="T6">).</text:span></text:span></text:p>
        </text:list-item>
      </text:list>
      <text:p text:style-name="P4"/>
      <text:p text:style-name="P4"/>
      <text:p text:style-name="P4">Supervision summary 2022-02-24</text:p>
      <text:list xml:id="list3753493898" text:style-name="L5">
        <text:list-item>
          <text:p text:style-name="P29">Good work on the revised paper!</text:p>
        </text:list-item>
        <text:list-item>
          <text:p text:style-name="P30">Re using Anderson-Darling test statistic instead of Kolmogorov-Smirnov in the Likeness Score:</text:p>
          <text:list>
            <text:list-item>
              <text:p text:style-name="P30">Use p-value for test statistic rather than the statistic itself</text:p>
            </text:list-item>
            <text:list-item>
              <text:p text:style-name="P31">Use artificial data to compare the new method to the previous one. Generate data to test the response to Creativity/Diversity/Inheritance types of differences. Explore how the metric responds to the degree of difference between the two datasets (which you can control because you are generating them yourself).</text:p>
            </text:list-item>
          </text:list>
        </text:list-item>
        <text:list-item>
          <text:p text:style-name="P31">Testing a time-series GAN (from last week). Look at ways of generating synthetic training data:</text:p>
          <text:list>
            <text:list-item>
              <text:p text:style-name="P31">AR models (compare using estimates of partial auto correlation and/or estimates of the spectrum)</text:p>
            </text:list-item>
            <text:list-item>
              <text:p text:style-name="P37"><text:span text:style-name="T9">VAR models </text:span><text:span text:style-name="T14">(multivariate extension of AR)</text:span></text:p>
            </text:list-item>
            <text:list-item>
              <text:p text:style-name="P29">Hawk’s process</text:p>
            </text:list-item>
          </text:list>
        </text:list-item>
      </text:list>
      <text:p text:style-name="P4"/>
      <text:p text:style-name="P4">From emails</text:p>
      <text:list xml:id="list18379433" text:style-name="L6">
        <text:list-item>
          <text:p text:style-name="P32">When we know a variable is integer valued then we should apply rounding to the generator to achieve this.</text:p>
        </text:list-item>
        <text:list-item>
          <text:p text:style-name="P38"><text:span text:style-name="T10">Blog post on running pytorch on multiple GPUs: </text:span><text:a xlink:type="simple" xlink:href="https://pytorch.org/tutorials/beginner/blitz/data_parallel_tutorial.html" text:style-name="Internet_20_link" text:visited-style-name="Visited_20_Internet_20_Link"><text:span text:style-name="Internet_20_link"><text:span text:style-name="T1">https://pytorch.org/tutorials/beginner/blitz/data_parallel_tutorial.html</text:span></text:span></text:a></text:p>
        </text:list-item>
        <text:list-item>
          <text:p text:style-name="P39"><text:span text:style-name="Internet_20_link"><text:span text:style-name="T2">Article on common problems with GANs and how to remedy them:<text:line-break/>https://developers.google.com/machine-learning/gan/problems</text:span></text:span></text:p>
        </text:list-item>
      </text:list>
      <text:p text:style-name="P3"><text:a xlink:type="simple" xlink:href="https://pytorch.org/tutorials/beginner/blitz/data_parallel_tutorial.html" text:style-name="Internet_20_link" text:visited-style-name="Visited_20_Internet_20_Link"><text:span text:style-name="T9"/></text:a></text:p>
      <text:p text:style-name="P3"><text:a xlink:type="simple" xlink:href="https://pytorch.org/tutorials/beginner/blitz/data_parallel_tutorial.html" text:style-name="Internet_20_link" text:visited-style-name="Visited_20_Internet_20_Link"><text:span text:style-name="T9">Catch up 2022-02-22</text:span></text:a></text:p>
      <text:list xml:id="list1511215103" text:style-name="L7">
        <text:list-item>
          <text:p text:style-name="P40"><text:a xlink:type="simple" xlink:href="https://pytorch.org/tutorials/beginner/blitz/data_parallel_tutorial.html" text:style-name="Internet_20_link" text:visited-style-name="Visited_20_Internet_20_Link"><text:span text:style-name="T9">Referees reports on paper indicate need for</text:span></text:a></text:p>
          <text:list>
            <text:list-item>
              <text:p text:style-name="P40"><text:a xlink:type="simple" xlink:href="https://pytorch.org/tutorials/beginner/blitz/data_parallel_tutorial.html" text:style-name="Internet_20_link" text:visited-style-name="Visited_20_Internet_20_Link"><text:span text:style-name="T9">Additional performance measure; Thomas to try FID using existing simulation results. </text:span></text:a><text:a xlink:type="simple" xlink:href="https://pytorch.org/tutorials/beginner/blitz/data_parallel_tutorial.html" text:style-name="Internet_20_link" text:visited-style-name="Visited_20_Internet_20_Link"><text:span text:style-name="T11">Note that the literature on this area is very focussed on applications to image data.</text:span></text:a></text:p>
            </text:list-item>
            <text:list-item>
              <text:p text:style-name="P40"><text:a xlink:type="simple" xlink:href="https://pytorch.org/tutorials/beginner/blitz/data_parallel_tutorial.html" text:style-name="Internet_20_link" text:visited-style-name="Visited_20_Internet_20_Link"><text:span text:style-name="T9">Better tuning of all methods but MaWGAN in particular; Thomas to try increasing the number of training steps for the critic and decreasing the learning rate for the generator. Owen to add comments about the need for extra critic training to paper.</text:span></text:a></text:p>
            </text:list-item>
            <text:list-item>
              <text:p text:style-name="P40"><text:a xlink:type="simple" xlink:href="https://pytorch.org/tutorials/beginner/blitz/data_parallel_tutorial.html" text:style-name="Internet_20_link" text:visited-style-name="Visited_20_Internet_20_Link"><text:span text:style-name="T9">Visualisation of the output from each method (once the tuning is sorted out).</text:span></text:a></text:p>
            </text:list-item>
            <text:list-item>
              <text:p text:style-name="P40"><text:a xlink:type="simple" xlink:href="https://pytorch.org/tutorials/beginner/blitz/data_parallel_tutorial.html" text:style-name="Internet_20_link" text:visited-style-name="Visited_20_Internet_20_Link"><text:span text:style-name="T9">Formal discussion of the effect of masking on the gradient update for the critic; Owen to draft this.</text:span></text:a></text:p>
            </text:list-item>
          </text:list>
        </text:list-item>
        <text:list-item>
          <text:p text:style-name="P40"><text:soft-page-break/><text:a xlink:type="simple" xlink:href="https://pytorch.org/tutorials/beginner/blitz/data_parallel_tutorial.html" text:style-name="Internet_20_link" text:visited-style-name="Visited_20_Internet_20_Link"><text:span text:style-name="T11">The missing data simulation experiment will have to be rerun using t</text:span></text:a><text:a xlink:type="simple" xlink:href="https://pytorch.org/tutorials/beginner/blitz/data_parallel_tutorial.html" text:style-name="Internet_20_link" text:visited-style-name="Visited_20_Internet_20_Link"><text:span text:style-name="T9">he retuned </text:span></text:a><text:a xlink:type="simple" xlink:href="https://pytorch.org/tutorials/beginner/blitz/data_parallel_tutorial.html" text:style-name="Internet_20_link" text:visited-style-name="Visited_20_Internet_20_Link"><text:span text:style-name="T11">MaWGAN, WGAN-GP and 2-step methods. Ideally this would be included in the paper but if this is not </text:span></text:a><text:a xlink:type="simple" xlink:href="https://pytorch.org/tutorials/beginner/blitz/data_parallel_tutorial.html" text:style-name="Internet_20_link" text:visited-style-name="Visited_20_Internet_20_Link"><text:span text:style-name="T12">in the </text:span></text:a><text:a xlink:type="simple" xlink:href="https://pytorch.org/tutorials/beginner/blitz/data_parallel_tutorial.html" text:style-name="Internet_20_link" text:visited-style-name="Visited_20_Internet_20_Link"><text:span text:style-name="T11">paper it should still be done a.s.a.p.</text:span></text:a></text:p>
        </text:list-item>
        <text:list-item>
          <text:p text:style-name="P41"><text:a xlink:type="simple" xlink:href="https://pytorch.org/tutorials/beginner/blitz/data_parallel_tutorial.html" text:style-name="Internet_20_link" text:visited-style-name="Visited_20_Internet_20_Link"><text:span text:style-name="T9">Discussion of time-series GAN using a feedback loop indicated two problems for producing synthetic data</text:span></text:a></text:p>
          <text:list>
            <text:list-item>
              <text:p text:style-name="P41"><text:a xlink:type="simple" xlink:href="https://pytorch.org/tutorials/beginner/blitz/data_parallel_tutorial.html" text:style-name="Internet_20_link" text:visited-style-name="Visited_20_Internet_20_Link"><text:span text:style-name="T9">How to initialise the hidden state that drives the feedback? Perhaps with a burn-in period?</text:span></text:a></text:p>
            </text:list-item>
            <text:list-item>
              <text:p text:style-name="P41"><text:a xlink:type="simple" xlink:href="https://pytorch.org/tutorials/beginner/blitz/data_parallel_tutorial.html" text:style-name="Internet_20_link" text:visited-style-name="Visited_20_Internet_20_Link"><text:span text:style-name="T9">How to incorporate masking without disrupting the hidden state? Currently no ideas about how to deal with this.</text:span></text:a></text:p>
            </text:list-item>
          </text:list>
        </text:list-item>
        <text:list-item>
          <text:p text:style-name="P41"><text:a xlink:type="simple" xlink:href="https://pytorch.org/tutorials/beginner/blitz/data_parallel_tutorial.html" text:style-name="Internet_20_link" text:visited-style-name="Visited_20_Internet_20_Link"><text:span text:style-name="T9">Owen to draft pseudocode for the brute-force time-series approach, to accompany his notes </text:span></text:a><text:a xlink:type="simple" xlink:href="https://pytorch.org/tutorials/beginner/blitz/data_parallel_tutorial.html" text:style-name="Internet_20_link" text:visited-style-name="Visited_20_Internet_20_Link"><text:span text:style-name="T12">(now on Teams).</text:span></text:a></text:p>
        </text:list-item>
        <text:list-item>
          <text:p text:style-name="P42"><text:a xlink:type="simple" xlink:href="https://pytorch.org/tutorials/beginner/blitz/data_parallel_tutorial.html" text:style-name="Internet_20_link" text:visited-style-name="Visited_20_Internet_20_Link"><text:span text:style-name="T9">Thomas to follow up on report sent to Willow to see if/when DCWW would like a face-to-face meeting.</text:span></text:a></text:p>
        </text:list-item>
      </text:list>
      <text:p text:style-name="P2"><text:a xlink:type="simple" xlink:href="https://pytorch.org/tutorials/beginner/blitz/data_parallel_tutorial.html" text:style-name="Internet_20_link" text:visited-style-name="Visited_20_Internet_20_Link"><text:span text:style-name="T9"/></text:a></text:p>
      <text:p text:style-name="P2"><text:a xlink:type="simple" xlink:href="https://pytorch.org/tutorials/beginner/blitz/data_parallel_tutorial.html" text:style-name="Internet_20_link" text:visited-style-name="Visited_20_Internet_20_Link"><text:span text:style-name="T9">Thomas P-D supervision summary 2022-01-27</text:span></text:a></text:p>
      <text:list xml:id="list1166520827" text:style-name="L8">
        <text:list-item>
          <text:p text:style-name="P9"><text:a xlink:type="simple" xlink:href="https://pytorch.org/tutorials/beginner/blitz/data_parallel_tutorial.html" text:style-name="Internet_20_link" text:visited-style-name="Visited_20_Internet_20_Link"><text:span text:style-name="T9">Aim to have a draft of the paper ready by Friday afternoon, then submit on Monday after everyone has had a chance to look at it closely and any last minute edits. Updates to numerical results also to be incorporated on Monday.</text:span></text:a></text:p>
        </text:list-item>
        <text:list-item>
          <text:p text:style-name="P9"><text:a xlink:type="simple" xlink:href="https://pytorch.org/tutorials/beginner/blitz/data_parallel_tutorial.html" text:style-name="Internet_20_link" text:visited-style-name="Visited_20_Internet_20_Link"><text:span text:style-name="T9">First priority is to get some more experimental results for the case where incomplete observations are discarded. The figure displaying likeness scores will also have to be updated to include these results.</text:span></text:a></text:p>
        </text:list-item>
        <text:list-item>
          <text:p text:style-name="P9"><text:a xlink:type="simple" xlink:href="https://pytorch.org/tutorials/beginner/blitz/data_parallel_tutorial.html" text:style-name="Internet_20_link" text:visited-style-name="Visited_20_Internet_20_Link"><text:span text:style-name="T9">Thomas to send code to Owen so he can run it at home.</text:span></text:a></text:p>
        </text:list-item>
        <text:list-item>
          <text:p text:style-name="P9"><text:a xlink:type="simple" xlink:href="https://pytorch.org/tutorials/beginner/blitz/data_parallel_tutorial.html" text:style-name="Internet_20_link" text:visited-style-name="Visited_20_Internet_20_Link"><text:span text:style-name="T9">Thomas to send formulae for the likeness score to Owen.</text:span></text:a></text:p>
        </text:list-item>
        <text:list-item>
          <text:p text:style-name="P9"><text:a xlink:type="simple" xlink:href="https://pytorch.org/tutorials/beginner/blitz/data_parallel_tutorial.html" text:style-name="Internet_20_link" text:visited-style-name="Visited_20_Internet_20_Link"><text:span text:style-name="T9">Bibliography needs to be tweaked so that URLs are displayed.</text:span></text:a></text:p>
        </text:list-item>
        <text:list-item>
          <text:p text:style-name="P9"><text:a xlink:type="simple" xlink:href="https://pytorch.org/tutorials/beginner/blitz/data_parallel_tutorial.html" text:style-name="Internet_20_link" text:visited-style-name="Visited_20_Internet_20_Link"><text:span text:style-name="T9">Components of the likeness score not to be included</text:span></text:a></text:p>
        </text:list-item>
        <text:list-item>
          <text:p text:style-name="P9"><text:a xlink:type="simple" xlink:href="https://pytorch.org/tutorials/beginner/blitz/data_parallel_tutorial.html" text:style-name="Internet_20_link" text:visited-style-name="Visited_20_Internet_20_Link"><text:span text:style-name="T9">For future reference it would be good to know what sort of likeness score to expect for good/bad/indifferent fits. Also a reminder that it would be interesting to see how it behaved if the Anderson-Darling test (for example) was used instead of the K-S test.</text:span></text:a></text:p>
        </text:list-item>
      </text:list>
      <text:p text:style-name="Normal"><text:a xlink:type="simple" xlink:href="https://pytorch.org/tutorials/beginner/blitz/data_parallel_tutorial.html" text:style-name="Internet_20_link" text:visited-style-name="Visited_20_Internet_20_Link"><text:span text:style-name="T9"/></text:a></text:p>
      <text:p text:style-name="Normal"><text:a xlink:type="simple" xlink:href="https://pytorch.org/tutorials/beginner/blitz/data_parallel_tutorial.html" text:style-name="Internet_20_link" text:visited-style-name="Visited_20_Internet_20_Link"><text:span text:style-name="T9">Thomas P-D supervision summary 2022-01-20</text:span></text:a></text:p>
      <text:list xml:id="list4079211524" text:style-name="L9">
        <text:list-item>
          <text:p text:style-name="P10"><text:a xlink:type="simple" xlink:href="https://pytorch.org/tutorials/beginner/blitz/data_parallel_tutorial.html" text:style-name="Internet_20_link" text:visited-style-name="Visited_20_Internet_20_Link"><text:span text:style-name="T9">Went over comments on draft paper. Thomas to circulate updated draft incorporating a new lemma about the modified Wasserstein distance and then start on running additional experiments on data with only complete rows</text:span></text:a></text:p>
        </text:list-item>
        <text:list-item>
          <text:p text:style-name="P10"><text:a xlink:type="simple" xlink:href="https://pytorch.org/tutorials/beginner/blitz/data_parallel_tutorial.html" text:style-name="Internet_20_link" text:visited-style-name="Visited_20_Internet_20_Link"><text:span text:style-name="T9">References on typesetting code and pseudocode in LaTeX</text:span></text:a></text:p>
          <text:list>
            <text:list-item>
              <text:p text:style-name="P10"><text:a xlink:type="simple" xlink:href="https://pytorch.org/tutorials/beginner/blitz/data_parallel_tutorial.html" text:style-name="Internet_20_link" text:visited-style-name="Visited_20_Internet_20_Link">Code in LaTeX: </text:a><text:bookmark-start text:name="_Hlk92987062"/><text:a xlink:type="simple" xlink:href="https://pytorch.org/tutorials/beginner/blitz/data_parallel_tutorial.html" text:style-name="Internet_20_link" text:visited-style-name="Visited_20_Internet_20_Link">https://www.overleaf.com/learn/latex/Code_listing</text:a><text:bookmark-end text:name="_Hlk92987062"/></text:p>
            </text:list-item>
            <text:list-item>
              <text:p text:style-name="P10"><text:a xlink:type="simple" xlink:href="https://pytorch.org/tutorials/beginner/blitz/data_parallel_tutorial.html" text:style-name="Internet_20_link" text:visited-style-name="Visited_20_Internet_20_Link"><text:span text:style-name="T9">Algorithms in LaTeX: https://www.overleaf.com/learn/latex/Algorithms</text:span></text:a></text:p>
            </text:list-item>
          </text:list>
        </text:list-item>
        <text:list-item>
          <text:p text:style-name="P10"><text:a xlink:type="simple" xlink:href="https://pytorch.org/tutorials/beginner/blitz/data_parallel_tutorial.html" text:style-name="Internet_20_link" text:visited-style-name="Visited_20_Internet_20_Link"><text:span text:style-name="T9">Realised that the specimen idea was not in fact implemented in Thomas’ code, rather it is batching as previously implemented for WGAN-GP algorithms by other authors. Is the specimen idea worth investigating none-the-less?</text:span></text:a></text:p>
        </text:list-item>
        <text:list-item>
          <text:p text:style-name="P10"><text:a xlink:type="simple" xlink:href="https://pytorch.org/tutorials/beginner/blitz/data_parallel_tutorial.html" text:style-name="Internet_20_link" text:visited-style-name="Visited_20_Internet_20_Link"><text:span text:style-name="T9">Consider author ordering.</text:span></text:a></text:p>
        </text:list-item>
      </text:list>
      <text:p text:style-name="Normal"><text:a xlink:type="simple" xlink:href="https://pytorch.org/tutorials/beginner/blitz/data_parallel_tutorial.html" text:style-name="Internet_20_link" text:visited-style-name="Visited_20_Internet_20_Link"><text:span text:style-name="T9"/></text:a></text:p>
      <text:p text:style-name="Normal"><text:a xlink:type="simple" xlink:href="https://pytorch.org/tutorials/beginner/blitz/data_parallel_tutorial.html" text:style-name="Internet_20_link" text:visited-style-name="Visited_20_Internet_20_Link"><text:span text:style-name="T9">Thomas P-D supervision summary 2022-01-13</text:span></text:a></text:p>
      <text:list xml:id="list3445339773" text:style-name="L10">
        <text:list-item>
          <text:p text:style-name="P11"><text:a xlink:type="simple" xlink:href="https://pytorch.org/tutorials/beginner/blitz/data_parallel_tutorial.html" text:style-name="Internet_20_link" text:visited-style-name="Visited_20_Internet_20_Link"><text:span text:style-name="T9">Draft copy of “Synthetic Data for National Statistics Organisations: A Starter Guide” obtained; Thomas to read through it.</text:span></text:a></text:p>
        </text:list-item>
        <text:list-item>
          <text:p text:style-name="P11"><text:a xlink:type="simple" xlink:href="https://pytorch.org/tutorials/beginner/blitz/data_parallel_tutorial.html" text:style-name="Internet_20_link" text:visited-style-name="Visited_20_Internet_20_Link">Two papers suggested by Owen: Zaheer et al, Deep Sets (2017) and Edwards &amp; Storkey, Towards a Neural Statistician (2016). When the specimen size is greater than one the </text:a><text:a xlink:type="simple" xlink:href="https://pytorch.org/tutorials/beginner/blitz/data_parallel_tutorial.html" text:style-name="Internet_20_link" text:visited-style-name="Visited_20_Internet_20_Link">generator should exhibit </text:a><text:soft-page-break/><text:a xlink:type="simple" xlink:href="https://pytorch.org/tutorials/beginner/blitz/data_parallel_tutorial.html" text:style-name="Internet_20_link" text:visited-style-name="Visited_20_Internet_20_Link">exchangeability. These papers may give some insight into how we can incorporate this requirement into the architecture of the generator.</text:a></text:p>
        </text:list-item>
        <text:list-item>
          <text:p text:style-name="P11"><text:a xlink:type="simple" xlink:href="https://pytorch.org/tutorials/beginner/blitz/data_parallel_tutorial.html" text:style-name="Internet_20_link" text:visited-style-name="Visited_20_Internet_20_Link"><text:span text:style-name="T9">Will decide whether or not to enter the </text:span></text:a><text:a xlink:type="simple" xlink:href="https://pytorch.org/tutorials/beginner/blitz/data_parallel_tutorial.html" text:style-name="Internet_20_link" text:visited-style-name="Visited_20_Internet_20_Link"><text:span text:style-name="Default_20_Paragraph_20_Font"><text:span text:style-name="T16">synthetic data challenge next week (registrations accepted up to Jan 21) depending on progress with the paper for the </text:span></text:span></text:a><text:a xlink:type="simple" xlink:href="https://pytorch.org/tutorials/beginner/blitz/data_parallel_tutorial.html" text:style-name="Internet_20_link" text:visited-style-name="Visited_20_Internet_20_Link"><text:span text:style-name="T9">special issue on Recent Advances in Synthetic Data Generation.</text:span></text:a></text:p>
        </text:list-item>
        <text:list-item>
          <text:p text:style-name="P11"><text:a xlink:type="simple" xlink:href="https://pytorch.org/tutorials/beginner/blitz/data_parallel_tutorial.html" text:style-name="Internet_20_link" text:visited-style-name="Visited_20_Internet_20_Link"><text:span text:style-name="T9">Selected comments on the draft paper from Yipeng:</text:span></text:a></text:p>
          <text:list>
            <text:list-item>
              <text:p text:style-name="P11"><text:a xlink:type="simple" xlink:href="https://pytorch.org/tutorials/beginner/blitz/data_parallel_tutorial.html" text:style-name="Internet_20_link" text:visited-style-name="Visited_20_Internet_20_Link"><text:span text:style-name="T9">More detail on types of missing data.</text:span></text:a></text:p>
            </text:list-item>
            <text:list-item>
              <text:p text:style-name="P11"><text:a xlink:type="simple" xlink:href="https://pytorch.org/tutorials/beginner/blitz/data_parallel_tutorial.html" text:style-name="Internet_20_link" text:visited-style-name="Visited_20_Internet_20_Link"><text:span text:style-name="T9">Move details of process out of the table on missing data methods and into the main text; include references for each method.</text:span></text:a></text:p>
            </text:list-item>
            <text:list-item>
              <text:p text:style-name="P11"><text:a xlink:type="simple" xlink:href="https://pytorch.org/tutorials/beginner/blitz/data_parallel_tutorial.html" text:style-name="Internet_20_link" text:visited-style-name="Visited_20_Internet_20_Link"><text:span text:style-name="T9">Strive for conciseness: don’t repeat material easily obtainable elsewhere, such as details of WGAN-GP</text:span></text:a></text:p>
            </text:list-item>
            <text:list-item>
              <text:p text:style-name="P11"><text:a xlink:type="simple" xlink:href="https://pytorch.org/tutorials/beginner/blitz/data_parallel_tutorial.html" text:style-name="Internet_20_link" text:visited-style-name="Visited_20_Internet_20_Link"><text:span text:style-name="T9">Figure 1: reformulate along the lines of diagrams generally used in the literature, which focus on how data moves through the model; think about how to represent the masking diagrammatically. </text:span></text:a><text:a xlink:type="simple" xlink:href="https://pytorch.org/tutorials/beginner/blitz/data_parallel_tutorial.html" text:style-name="Internet_20_link" text:visited-style-name="Visited_20_Internet_20_Link"><text:span text:style-name="Default_20_Paragraph_20_Font"><text:span text:style-name="T13">You should also represent the specimen selection as part of the diagram.</text:span></text:span></text:a></text:p>
            </text:list-item>
            <text:list-item>
              <text:p text:style-name="P11"><text:a xlink:type="simple" xlink:href="https://pytorch.org/tutorials/beginner/blitz/data_parallel_tutorial.html" text:style-name="Internet_20_link" text:visited-style-name="Visited_20_Internet_20_Link"><text:span text:style-name="T9">Some insight into why it works will be required.</text:span></text:a></text:p>
            </text:list-item>
          </text:list>
        </text:list-item>
      </text:list>
      <text:p text:style-name="Normal"><text:a xlink:type="simple" xlink:href="https://pytorch.org/tutorials/beginner/blitz/data_parallel_tutorial.html" text:style-name="Internet_20_link" text:visited-style-name="Visited_20_Internet_20_Link"><text:span text:style-name="T9"/></text:a></text:p>
      <text:p text:style-name="Normal"><text:a xlink:type="simple" xlink:href="https://pytorch.org/tutorials/beginner/blitz/data_parallel_tutorial.html" text:style-name="Internet_20_link" text:visited-style-name="Visited_20_Internet_20_Link"><text:span text:style-name="T9">Thomas P-D supervision summary 2021-12-16</text:span></text:a></text:p>
      <text:list xml:id="list315851390" text:style-name="L11">
        <text:list-item>
          <text:p text:style-name="P12"><text:a xlink:type="simple" xlink:href="https://pytorch.org/tutorials/beginner/blitz/data_parallel_tutorial.html" text:style-name="Internet_20_link" text:visited-style-name="Visited_20_Internet_20_Link"><text:span text:style-name="T9">Various options for presenting confidence intervals were considered, and the version using three lines for the mean, upper 95% and lower 95% limits was thought best.</text:span></text:a></text:p>
        </text:list-item>
        <text:list-item>
          <text:p text:style-name="P12"><text:a xlink:type="simple" xlink:href="https://pytorch.org/tutorials/beginner/blitz/data_parallel_tutorial.html" text:style-name="Internet_20_link" text:visited-style-name="Visited_20_Internet_20_Link"><text:span text:style-name="T9">Similar confidence intervals will need to be produced for the “specimen” size experiments.</text:span></text:a></text:p>
        </text:list-item>
        <text:list-item>
          <text:p text:style-name="P12"><text:a xlink:type="simple" xlink:href="https://pytorch.org/tutorials/beginner/blitz/data_parallel_tutorial.html" text:style-name="Internet_20_link" text:visited-style-name="Visited_20_Internet_20_Link"><text:span text:style-name="T9">The term “specimen” was suggested for the number of data points simultaneously modelled by the GAN generator.</text:span></text:a></text:p>
        </text:list-item>
        <text:list-item>
          <text:p text:style-name="P12"><text:a xlink:type="simple" xlink:href="https://pytorch.org/tutorials/beginner/blitz/data_parallel_tutorial.html" text:style-name="Internet_20_link" text:visited-style-name="Visited_20_Internet_20_Link"><text:span text:style-name="T9">The results of the specimen size experiments should be written up separately to the Ignore-GAN experiments (it doesn’t need to be very long). The write up should include a discussion as to why GANs benefit from a specimen size greater than one, and why the benefit levels off for larger specimen sizes. A plausible explanation for the former suggested by Thomas is that sampling single data points added too much extra noise to the gradient estimate used to improve the generator.</text:span></text:a></text:p>
        </text:list-item>
        <text:list-item>
          <text:p text:style-name="P12"><text:a xlink:type="simple" xlink:href="https://pytorch.org/tutorials/beginner/blitz/data_parallel_tutorial.html" text:style-name="Internet_20_link" text:visited-style-name="Visited_20_Internet_20_Link"><text:span text:style-name="T9">Note that noise can help us escape local minima when fitting neural networks, however GANs will always have some noise in their gradient estimate (no matter what the specimen size or batch size) because the synthetic data generated at each step uses fresh random numbers as input.</text:span></text:a></text:p>
        </text:list-item>
        <text:list-item>
          <text:p text:style-name="P12"><text:a xlink:type="simple" xlink:href="https://pytorch.org/tutorials/beginner/blitz/data_parallel_tutorial.html" text:style-name="Internet_20_link" text:visited-style-name="Visited_20_Internet_20_Link"><text:span text:style-name="T9">Thomas had a sensible reason for why Ignore-GAN should outperform the sequential imputation-synthesis (SIS) approach, namely that the latter introduces an additional source of uncertainty in the estimation. However we still no idea why the SIS method should be relatively worse with large data sets, where we expect missing data to be less likely to delete or compromise features in the data.</text:span></text:a></text:p>
        </text:list-item>
        <text:list-item>
          <text:p text:style-name="P12"><text:a xlink:type="simple" xlink:href="https://pytorch.org/tutorials/beginner/blitz/data_parallel_tutorial.html" text:style-name="Internet_20_link" text:visited-style-name="Visited_20_Internet_20_Link"><text:span text:style-name="T9">Submission of the Ignore-GAN work for publication was discussed and the MDPI journal Electronics suggested as it has an upcoming special issue on "Recent Advances in Synthetic Data Generation" </text:span></text:a><text:a xlink:type="simple" xlink:href="https://pytorch.org/tutorials/beginner/blitz/data_parallel_tutorial.html" text:style-name="Internet_20_link" text:visited-style-name="Visited_20_Internet_20_Link"><text:span text:style-name="Hyperlink">https://www.mdpi.com/journ</text:span></text:a><text:bookmark-start text:name="_Hlt93663584"/><text:bookmark-start text:name="_Hlt93663585"/><text:a xlink:type="simple" xlink:href="https://pytorch.org/tutorials/beginner/blitz/data_parallel_tutorial.html" text:style-name="Internet_20_link" text:visited-style-name="Visited_20_Internet_20_Link"><text:span text:style-name="Hyperlink">a</text:span></text:a><text:bookmark-end text:name="_Hlt93663584"/><text:bookmark-end text:name="_Hlt93663585"/><text:a xlink:type="simple" xlink:href="https://pytorch.org/tutorials/beginner/blitz/data_parallel_tutorial.html" text:style-name="Internet_20_link" text:visited-style-name="Visited_20_Internet_20_Link"><text:span text:style-name="Hyperlink">l/electronics/special_issues/synthetic_data</text:span></text:a><text:a xlink:type="simple" xlink:href="https://pytorch.org/tutorials/beginner/blitz/data_parallel_tutorial.html" text:style-name="Internet_20_link" text:visited-style-name="Visited_20_Internet_20_Link"><text:span text:style-name="T9"><text:line-break/>Manuscript submissions are due Jan 31. There is an 1800 CHF open access charge, though it looks like there is money in the KESS grant for this.</text:span></text:a></text:p>
        </text:list-item>
        <text:list-item>
          <text:p text:style-name="P12"><text:a xlink:type="simple" xlink:href="https://pytorch.org/tutorials/beginner/blitz/data_parallel_tutorial.html" text:style-name="Internet_20_link" text:visited-style-name="Visited_20_Internet_20_Link"><text:span text:style-name="T9">Medium term it will be necessary to look further at alternative data synthesis approaches, in particular:</text:span></text:a></text:p>
          <text:list>
            <text:list-item>
              <text:p text:style-name="P12"><text:a xlink:type="simple" xlink:href="https://pytorch.org/tutorials/beginner/blitz/data_parallel_tutorial.html" text:style-name="Internet_20_link" text:visited-style-name="Visited_20_Internet_20_Link"><text:span text:style-name="T9">synthpop https://synthpop.org.uk/ R-package</text:span></text:a></text:p>
            </text:list-item>
            <text:list-item>
              <text:p text:style-name="P12"><text:a xlink:type="simple" xlink:href="https://pytorch.org/tutorials/beginner/blitz/data_parallel_tutorial.html" text:style-name="Internet_20_link" text:visited-style-name="Visited_20_Internet_20_Link"><text:span text:style-name="T9">simPop R-package see attached ref</text:span></text:a></text:p>
            </text:list-item>
            <text:list-item>
              <text:p text:style-name="P12"><text:a xlink:type="simple" xlink:href="https://pytorch.org/tutorials/beginner/blitz/data_parallel_tutorial.html" text:style-name="Internet_20_link" text:visited-style-name="Visited_20_Internet_20_Link"><text:span text:style-name="T9">SDV synthetic data vault </text:span></text:a><text:a xlink:type="simple" xlink:href="https://pytorch.org/tutorials/beginner/blitz/data_parallel_tutorial.html" text:style-name="Internet_20_link" text:visited-style-name="Visited_20_Internet_20_Link"><text:span text:style-name="Hyperlink"><text:span text:style-name="T9">https://sdv.dev/</text:span></text:span></text:a></text:p>
            </text:list-item>
            <text:list-item>
              <text:p text:style-name="P12"><text:a xlink:type="simple" xlink:href="https://pytorch.org/tutorials/beginner/blitz/data_parallel_tutorial.html" text:style-name="Internet_20_link" text:visited-style-name="Visited_20_Internet_20_Link"><text:span text:style-name="T9">Differential Privacy</text:span></text:a></text:p>
            </text:list-item>
            <text:list-item>
              <text:p text:style-name="P12"><text:a xlink:type="simple" xlink:href="https://pytorch.org/tutorials/beginner/blitz/data_parallel_tutorial.html" text:style-name="Internet_20_link" text:visited-style-name="Visited_20_Internet_20_Link"><text:span text:style-name="T9">References in the paper by Slokom et al</text:span></text:a></text:p>
            </text:list-item>
            <text:list-item>
              <text:p text:style-name="P12"><text:a xlink:type="simple" xlink:href="https://pytorch.org/tutorials/beginner/blitz/data_parallel_tutorial.html" text:style-name="Internet_20_link" text:visited-style-name="Visited_20_Internet_20_Link"><text:span text:style-name="T9">References in the dissertation by Cellan Williams</text:span></text:a></text:p>
            </text:list-item>
          </text:list>
        </text:list-item>
      </text:list>
      <text:p text:style-name="P1"><text:a xlink:type="simple" xlink:href="https://pytorch.org/tutorials/beginner/blitz/data_parallel_tutorial.html" text:style-name="Internet_20_link" text:visited-style-name="Visited_20_Internet_20_Link"><text:span text:style-name="T9">Going forward you will need to be more proactive about non GAN based approaches.</text:span></text:a></text:p>
      <text:p text:style-name="Normal"><text:a xlink:type="simple" xlink:href="https://pytorch.org/tutorials/beginner/blitz/data_parallel_tutorial.html" text:style-name="Internet_20_link" text:visited-style-name="Visited_20_Internet_20_Link"><text:span text:style-name="T9"/></text:a></text:p>
      <text:p text:style-name="Normal"><text:soft-page-break/><text:a xlink:type="simple" xlink:href="https://pytorch.org/tutorials/beginner/blitz/data_parallel_tutorial.html" text:style-name="Internet_20_link" text:visited-style-name="Visited_20_Internet_20_Link"><text:span text:style-name="T9">Thomas P-D supervision summary 2021-12-10</text:span></text:a></text:p>
      <text:list xml:id="list1122445091" text:style-name="L12">
        <text:list-item>
          <text:p text:style-name="P13"><text:a xlink:type="simple" xlink:href="https://pytorch.org/tutorials/beginner/blitz/data_parallel_tutorial.html" text:style-name="Internet_20_link" text:visited-style-name="Visited_20_Internet_20_Link"><text:span text:style-name="T9">Some nice results on performance of Ignore-GAN from HAWK. <text:line-break/>Effectively there are 10 samples for each point on the graph (each sample is itself an average of 100 draws from the synthesised distribution); 95% confidence interval should be calculated for each mean [mean +/- 2*sd/sqrt(n) where n is 10].<text:line-break/>The fitted exponential curves give the wrong impression for small percentages of missing data, so should be omitted.</text:span></text:a></text:p>
        </text:list-item>
        <text:list-item>
          <text:p text:style-name="P13"><text:a xlink:type="simple" xlink:href="https://pytorch.org/tutorials/beginner/blitz/data_parallel_tutorial.html" text:style-name="Internet_20_link" text:visited-style-name="Visited_20_Internet_20_Link"><text:span text:style-name="T9">It’s worth thinking about why the combined GAIN-GAN method performs relatively worse on large data sets, as this seems counter intuitive. Also why is this not a problem for Ignore-GAN</text:span></text:a></text:p>
        </text:list-item>
        <text:list-item>
          <text:p text:style-name="P13"><text:a xlink:type="simple" xlink:href="https://pytorch.org/tutorials/beginner/blitz/data_parallel_tutorial.html" text:style-name="Internet_20_link" text:visited-style-name="Visited_20_Internet_20_Link"><text:span text:style-name="T9">Analogous plots will be needed for the sample size experiments. You should also try and come up with some better terminology: “sample” and “batch” already have specific connotations so aren’t good choices.</text:span></text:a></text:p>
        </text:list-item>
        <text:list-item>
          <text:p text:style-name="P13"><text:a xlink:type="simple" xlink:href="https://pytorch.org/tutorials/beginner/blitz/data_parallel_tutorial.html" text:style-name="Internet_20_link" text:visited-style-name="Visited_20_Internet_20_Link"><text:span text:style-name="T9">Use what time is left on HAWK for generating more samples (would like 20 for each point on the graph). If more time is required then request some more.</text:span></text:a></text:p>
        </text:list-item>
        <text:list-item>
          <text:p text:style-name="P13"><text:a xlink:type="simple" xlink:href="https://pytorch.org/tutorials/beginner/blitz/data_parallel_tutorial.html" text:style-name="Internet_20_link" text:visited-style-name="Visited_20_Internet_20_Link"><text:span text:style-name="T9">Thanks for the draft writeup. After incorporating on any feedback this should satisfy the school’s requirements for an updated report (due end of January), and DCWW’s request for a written update.</text:span></text:a></text:p>
        </text:list-item>
        <text:list-item>
          <text:p text:style-name="P13"><text:a xlink:type="simple" xlink:href="https://pytorch.org/tutorials/beginner/blitz/data_parallel_tutorial.html" text:style-name="Internet_20_link" text:visited-style-name="Visited_20_Internet_20_Link"><text:span text:style-name="T9">Note that going forward DCWW require quarterly written updates.</text:span></text:a></text:p>
        </text:list-item>
        <text:list-item>
          <text:p text:style-name="P13"><text:a xlink:type="simple" xlink:href="https://pytorch.org/tutorials/beginner/blitz/data_parallel_tutorial.html" text:style-name="Internet_20_link" text:visited-style-name="Visited_20_Internet_20_Link"><text:span text:style-name="T9">Christmas: Owen away Dec 20 to Jan 10. First meeting in 2022 will be on Thu Jan 13.</text:span></text:a></text:p>
        </text:list-item>
      </text:list>
      <text:p text:style-name="Normal"><text:a xlink:type="simple" xlink:href="https://pytorch.org/tutorials/beginner/blitz/data_parallel_tutorial.html" text:style-name="Internet_20_link" text:visited-style-name="Visited_20_Internet_20_Link"><text:span text:style-name="T9"/></text:a></text:p>
      <text:p text:style-name="Normal"><text:a xlink:type="simple" xlink:href="https://pytorch.org/tutorials/beginner/blitz/data_parallel_tutorial.html" text:style-name="Internet_20_link" text:visited-style-name="Visited_20_Internet_20_Link"><text:span text:style-name="T9">Thomas P-D supervision summary 2021-11-25</text:span></text:a></text:p>
      <text:list xml:id="list796483577" text:style-name="L13">
        <text:list-item>
          <text:p text:style-name="P14"><text:a xlink:type="simple" xlink:href="https://pytorch.org/tutorials/beginner/blitz/data_parallel_tutorial.html" text:style-name="Internet_20_link" text:visited-style-name="Visited_20_Internet_20_Link"><text:span text:style-name="T9">Can probably now run jobs on Hawk using more than one core?! The lack of certainty here is curious and it would be nice to establish exactly what is happening. Talked about the importance of saving intermediate results to disk when running lengthy jobs.</text:span></text:a></text:p>
        </text:list-item>
        <text:list-item>
          <text:p text:style-name="P14"><text:a xlink:type="simple" xlink:href="https://pytorch.org/tutorials/beginner/blitz/data_parallel_tutorial.html" text:style-name="Internet_20_link" text:visited-style-name="Visited_20_Internet_20_Link"><text:span text:style-name="T9">Some good results on the effect of sample size using 10 different GAN fittings for each sample point. The plots would benefit from a few more runs and should have 95% confidence intervals for the means. Note, to avoid pseudo-replication, when calculating the CI you should treat the mean performance for each fitted GAN as a single data point.</text:span></text:a></text:p>
        </text:list-item>
        <text:list-item>
          <text:p text:style-name="P14"><text:a xlink:type="simple" xlink:href="https://pytorch.org/tutorials/beginner/blitz/data_parallel_tutorial.html" text:style-name="Internet_20_link" text:visited-style-name="Visited_20_Internet_20_Link"><text:span text:style-name="T9">Based on the sample size experiment 20-30 seems a good choice. Does this hold for the other two data sets you have been using?</text:span></text:a></text:p>
        </text:list-item>
        <text:list-item>
          <text:p text:style-name="P14"><text:a xlink:type="simple" xlink:href="https://pytorch.org/tutorials/beginner/blitz/data_parallel_tutorial.html" text:style-name="Internet_20_link" text:visited-style-name="Visited_20_Internet_20_Link"><text:span text:style-name="T9">Ignore-GAN experiments scheduled to happen on Hawk this week.</text:span></text:a></text:p>
        </text:list-item>
        <text:list-item>
          <text:p text:style-name="P14"><text:a xlink:type="simple" xlink:href="https://pytorch.org/tutorials/beginner/blitz/data_parallel_tutorial.html" text:style-name="Internet_20_link" text:visited-style-name="Visited_20_Internet_20_Link"><text:span text:style-name="T9">Preparation for GAIN+WGAN-GP comparison to continue.</text:span></text:a></text:p>
        </text:list-item>
      </text:list>
      <text:p text:style-name="Normal"><text:a xlink:type="simple" xlink:href="https://pytorch.org/tutorials/beginner/blitz/data_parallel_tutorial.html" text:style-name="Internet_20_link" text:visited-style-name="Visited_20_Internet_20_Link"><text:span text:style-name="T9"/></text:a></text:p>
      <text:p text:style-name="Normal"><text:a xlink:type="simple" xlink:href="https://pytorch.org/tutorials/beginner/blitz/data_parallel_tutorial.html" text:style-name="Internet_20_link" text:visited-style-name="Visited_20_Internet_20_Link"><text:span text:style-name="T9">Thomas P-D supervision summary 2021-11-18</text:span></text:a></text:p>
      <text:list xml:id="list1170892448" text:style-name="L14">
        <text:list-item>
          <text:p text:style-name="P15"><text:a xlink:type="simple" xlink:href="https://pytorch.org/tutorials/beginner/blitz/data_parallel_tutorial.html" text:style-name="Internet_20_link" text:visited-style-name="Visited_20_Internet_20_Link"><text:span text:style-name="T9">Can now run python jobs on Hawk using the scheduler, but only using one core. Running simulations on multiple cores is a priority</text:span></text:a></text:p>
        </text:list-item>
        <text:list-item>
          <text:p text:style-name="P15"><text:a xlink:type="simple" xlink:href="https://pytorch.org/tutorials/beginner/blitz/data_parallel_tutorial.html" text:style-name="Internet_20_link" text:visited-style-name="Visited_20_Internet_20_Link"><text:span text:style-name="T9">When estimating the effect of sample-size on WGAN-GP and estimating the effect of missing data on Ignore-GAN, there are different sources of error/variation</text:span></text:a></text:p>
        </text:list-item>
      </text:list>
      <text:list xml:id="list2422626942" text:style-name="L15">
        <text:list-item>
          <text:p text:style-name="P17"><text:a xlink:type="simple" xlink:href="https://pytorch.org/tutorials/beginner/blitz/data_parallel_tutorial.html" text:style-name="Internet_20_link" text:visited-style-name="Visited_20_Internet_20_Link"><text:span text:style-name="T9">From different realisation produced by a single generator</text:span></text:a></text:p>
        </text:list-item>
        <text:list-item>
          <text:p text:style-name="P17"><text:a xlink:type="simple" xlink:href="https://pytorch.org/tutorials/beginner/blitz/data_parallel_tutorial.html" text:style-name="Internet_20_link" text:visited-style-name="Visited_20_Internet_20_Link"><text:span text:style-name="T9">From different fittings of the generator</text:span></text:a></text:p>
        </text:list-item>
        <text:list-item>
          <text:p text:style-name="P17"><text:a xlink:type="simple" xlink:href="https://pytorch.org/tutorials/beginner/blitz/data_parallel_tutorial.html" text:style-name="Internet_20_link" text:visited-style-name="Visited_20_Internet_20_Link"><text:span text:style-name="T9">From different sets of missing data</text:span></text:a></text:p>
        </text:list-item>
      </text:list>
      <text:p text:style-name="P1"><text:a xlink:type="simple" xlink:href="https://pytorch.org/tutorials/beginner/blitz/data_parallel_tutorial.html" text:style-name="Internet_20_link" text:visited-style-name="Visited_20_Internet_20_Link"><text:span text:style-name="T9">In both cases the aim is to estimate the _mean_ effect, which we do by averaging independent Monte-Carlo runs. Since it is cheap to produce multiple realisations from a given generator it makes sense to do quite a few of these, however to average out the effect of different generators and/or missing data there have to be large numbers of independent realisations where these also vary (as many as possible in a reasonable time).</text:span></text:a></text:p>
      <text:list xml:id="list112511366453166" text:style-name="L14">
        <text:list-item>
          <text:p text:style-name="P15"><text:a xlink:type="simple" xlink:href="https://pytorch.org/tutorials/beginner/blitz/data_parallel_tutorial.html" text:style-name="Internet_20_link" text:visited-style-name="Visited_20_Internet_20_Link"><text:span text:style-name="T9">The effect of sample-size seems to change most rapidly for values between 1 and 20, so more values in this range have to be tested (e.g. 1, 2, 3, 4, 5, 10, 15, 20)</text:span></text:a></text:p>
        </text:list-item>
        <text:list-item>
          <text:p text:style-name="P15"><text:soft-page-break/><text:a xlink:type="simple" xlink:href="https://pytorch.org/tutorials/beginner/blitz/data_parallel_tutorial.html" text:style-name="Internet_20_link" text:visited-style-name="Visited_20_Internet_20_Link"><text:span text:style-name="T9">Start preparing code to estimate the mean performance of sequential application of GAIN and WGAN-GP.</text:span></text:a></text:p>
        </text:list-item>
        <text:list-item>
          <text:p text:style-name="P15"><text:a xlink:type="simple" xlink:href="https://pytorch.org/tutorials/beginner/blitz/data_parallel_tutorial.html" text:style-name="Internet_20_link" text:visited-style-name="Visited_20_Internet_20_Link"><text:span text:style-name="T9">Do any existing data synthesis packages deal with missing data? Specifically check</text:span></text:a></text:p>
        </text:list-item>
      </text:list>
      <text:list xml:id="list3870533854" text:style-name="L16">
        <text:list-item>
          <text:list>
            <text:list-item>
              <text:p text:style-name="P16"><text:a xlink:type="simple" xlink:href="https://pytorch.org/tutorials/beginner/blitz/data_parallel_tutorial.html" text:style-name="Internet_20_link" text:visited-style-name="Visited_20_Internet_20_Link"><text:span text:style-name="T9">synthpop https://synthpop.org.uk/ R-package</text:span></text:a></text:p>
            </text:list-item>
            <text:list-item>
              <text:p text:style-name="P16"><text:a xlink:type="simple" xlink:href="https://pytorch.org/tutorials/beginner/blitz/data_parallel_tutorial.html" text:style-name="Internet_20_link" text:visited-style-name="Visited_20_Internet_20_Link"><text:span text:style-name="T9">simPop R-package</text:span></text:a></text:p>
            </text:list-item>
            <text:list-item>
              <text:p text:style-name="P16"><text:a xlink:type="simple" xlink:href="https://pytorch.org/tutorials/beginner/blitz/data_parallel_tutorial.html" text:style-name="Internet_20_link" text:visited-style-name="Visited_20_Internet_20_Link"><text:span text:style-name="T9">SDV synthetic data vault https://sdv.dev/</text:span></text:a></text:p>
            </text:list-item>
          </text:list>
        </text:list-item>
      </text:list>
      <text:p text:style-name="Normal"><text:a xlink:type="simple" xlink:href="https://pytorch.org/tutorials/beginner/blitz/data_parallel_tutorial.html" text:style-name="Internet_20_link" text:visited-style-name="Visited_20_Internet_20_Link"><text:span text:style-name="T9"/></text:a></text:p>
      <text:p text:style-name="Normal"><text:a xlink:type="simple" xlink:href="https://pytorch.org/tutorials/beginner/blitz/data_parallel_tutorial.html" text:style-name="Internet_20_link" text:visited-style-name="Visited_20_Internet_20_Link"><text:span text:style-name="T9"/></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Calibri1" svg:font-family="Calibri"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Times New Roman" svg:font-family="'Times New Roman'"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282cm" loext:contextual-spacing="true" fo:hyphenation-ladder-count="no-limit" fo:text-indent="0cm" style:auto-text-indent="false">
        <style:tab-stops/>
      </style:paragraph-properties>
      <style:text-properties fo:hyphenate="false" loext:hyphenation-no-caps="false"/>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swiss" style:font-pitch="variable" fo:font-size="10pt" fo:language="en" fo:country="GB" style:font-name-asian="Calibri" style:font-family-asian="Calibri" style:font-family-generic-asian="swiss" style:font-pitch-asian="variable" style:font-size-asian="10pt" style:language-asian="en" style:country-asian="GB" style:font-name-complex="Times New Roman1" style:font-family-complex="'Times New Roman'" style:font-family-generic-complex="roman" style:font-pitch-complex="variable" style:font-size-complex="10pt" style:language-complex="ar" style:country-complex="SA"/>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
    <dc:description/>
    <dc:subject/>
    <meta:initial-creator>Owen Jones</meta:initial-creator>
    <meta:creation-date>2021-11-18T12:12:00Z</meta:creation-date>
    <dc:date>2022-05-05T14:34:45.772000000</dc:date>
    <meta:editing-cycles>27</meta:editing-cycles>
    <meta:editing-duration>PT4H25M43S</meta:editing-duration>
    <meta:document-statistic meta:table-count="0" meta:image-count="0" meta:object-count="0" meta:page-count="7" meta:paragraph-count="139" meta:word-count="2884" meta:character-count="17586" meta:non-whitespace-character-count="14961"/>
    <meta:template xlink:type="simple" xlink:actuate="onRequest" xlink:title="" xlink:href="Normal.dotm"/>
  </office:meta>
</office:document-meta>
</file>